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cm" fo:margin-bottom="0.499cm" style:contextual-spacing="false" style:writing-mode="lr-tb"/>
    </style:style>
    <style:style style:name="P8" style:family="paragraph" style:parent-style-name="Heading_20_3">
      <style:paragraph-properties fo:margin-top="0cm" fo:margin-bottom="0.499cm" style:contextual-spacing="false" style:writing-mode="lr-tb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🧩 <text:span text:style-name="Strong_20_Emphasis">Fase 1: Configuración inicial del proyecto</text:span></text:h>
      <text:p text:style-name="Text_20_body">Objetivo: Tener Django corriendo con conexión a MySQL.</text:p>
      <text:list text:style-name="L1">
        <text:list-item>
          <text:p text:style-name="P1">Crear entorno virtual e instalar dependencias.</text:p>
        </text:list-item>
        <text:list-item>
          <text:p text:style-name="P1">Crear el proyecto y la app <text:span text:style-name="Source_20_Text">sismos</text:span>.</text:p>
        </text:list-item>
        <text:list-item>
          <text:p text:style-name="P1">Configurar <text:span text:style-name="Source_20_Text">.env</text:span> y <text:span text:style-name="Source_20_Text">settings.py</text:span> para conexión con MySQL.</text:p>
        </text:list-item>
        <text:list-item>
          <text:p text:style-name="P1">Ejecutar primera migración y levantar el servidor.</text:p>
        </text:list-item>
      </text:list>
      <text:p text:style-name="Text_20_body"/>
      <text:h text:style-name="Heading_20_3" text:outline-level="3">🧠 Fase 2: Modelado de datos (<text:span text:style-name="Source_20_Text">Feature</text:span>, <text:span text:style-name="Source_20_Text">Comment</text:span>)</text:h>
      <text:p text:style-name="Text_20_body">Objetivo: Definir y migrar las tablas de sismos y comentarios.</text:p>
      <text:list text:style-name="L2">
        <text:list-item>
          <text:p text:style-name="P2">Crear modelos con validaciones (valores no nulos, rangos).</text:p>
        </text:list-item>
        <text:list-item>
          <text:p text:style-name="P2">Migraciones y creación de tablas.</text:p>
        </text:list-item>
        <text:list-item>
          <text:p text:style-name="P2">Registrar en el admin.</text:p>
        </text:list-item>
      </text:list>
      <text:p text:style-name="Text_20_body"/>
      <text:h text:style-name="Heading_20_3" text:outline-level="3">🌐 Fase 3: Implementar la tarea para obtener y persistir datos del feed USGS</text:h>
      <text:p text:style-name="Text_20_body">Objetivo: Crear <text:span text:style-name="Source_20_Text">tasks.py</text:span> que lea el feed, valide y guarde en DB.</text:p>
      <text:list text:style-name="L3">
        <text:list-item>
          <text:p text:style-name="P3">Conectar a la URL de USGS (GeoJSON).</text:p>
        </text:list-item>
        <text:list-item>
          <text:p text:style-name="P3">Validar datos según reglas dadas.</text:p>
        </text:list-item>
        <text:list-item>
          <text:p text:style-name="P3">Persistir solo si no hay duplicados.</text:p>
        </text:list-item>
        <text:list-item>
          <text:p text:style-name="P3">Hacerla ejecutable como un comando personalizado de Django.</text:p>
        </text:list-item>
      </text:list>
      <text:h text:style-name="Heading_20_3" text:outline-level="3">📡 Fase 4: Crear API REST con Django REST Framework</text:h>
      <text:p text:style-name="Text_20_body">Objetivo: Exponer los endpoints solicitados.</text:p>
      <text:list text:style-name="L4">
        <text:list-item>
          <text:p text:style-name="P4">GET <text:span text:style-name="Source_20_Text">/api/features/</text:span> con filtros y paginación.</text:p>
        </text:list-item>
        <text:list-item>
          <text:p text:style-name="P4">POST <text:span text:style-name="Source_20_Text">/api/features/{id}/comments/</text:span> para guardar comentarios.</text:p>
        </text:list-item>
        <text:list-item>
          <text:p text:style-name="P4">Validaciones y manejo de errores.</text:p>
        </text:list-item>
      </text:list>
      <text:h text:style-name="Heading_20_3" text:outline-level="3">🎨 Fase 5: Crear frontend con Django templates (o React, si lo deseas)</text:h>
      <text:p text:style-name="Text_20_body">Objetivo: Crear página web simple que consuma los endpoints.</text:p>
      <text:p text:style-name="Standard"/>
      <text:p text:style-name="Standard"/>
      <text:p text:style-name="Standard"/>
      <text:h text:style-name="Heading_20_2" text:outline-level="2"><text:soft-page-break/>🧩 FASE 1 – Configuración inicial</text:h>
      <text:h text:style-name="Heading_20_3" text:outline-level="3">✅ 1. Crea entorno virtual e instala Django + dependencias</text:h>
      <text:p text:style-name="Preformatted_20_Text">bash</text:p>
      <text:p text:style-name="Preformatted_20_Text">CopiarEditar</text:p>
      <text:p text:style-name="P5"><text:span text:style-name="Source_20_Text">python3 -m venv venv</text:span></text:p>
      <text:p text:style-name="P6"><text:span text:style-name="Source_20_Text">source venv/bin/activate <text:s/># En Windows: venv\Scripts\activate</text:span></text:p>
      <text:p text:style-name="P6"/>
      <text:p text:style-name="P7"><text:span text:style-name="Source_20_Text">pip install django mysqlclient python-dotenv</text:span></text:p>
      <text:p text:style-name="Quotations"><text:span text:style-name="Source_20_Text">mysqlclient</text:span> es el conector nativo más eficiente para MySQL en Django.</text:p>
      <text:h text:style-name="Heading_20_3" text:outline-level="3">✅ 2. Crea el proyecto Django y la app <text:span text:style-name="Source_20_Text">sismos</text:span></text:h>
      <text:p text:style-name="Preformatted_20_Text">bash</text:p>
      <text:p text:style-name="Preformatted_20_Text">CopiarEditar</text:p>
      <text:p text:style-name="P5"><text:span text:style-name="Source_20_Text">django-admin startproject sismo_project .</text:span></text:p>
      <text:p text:style-name="P7"><text:span text:style-name="Source_20_Text">python manage.py startapp sismos</text:span></text:p>
      <text:h text:style-name="P8" text:outline-level="3"><text:span text:style-name="Source_20_Text">✅ 3. Crea y configura archivo .env</text:span></text:h>
      <text:p text:style-name="Text_20_body">Crea un archivo <text:span text:style-name="Source_20_Text">.env</text:span> en la raíz del proyecto con tus datos de base:</text:p>
      <text:p text:style-name="Preformatted_20_Text">ini</text:p>
      <text:p text:style-name="Preformatted_20_Text">CopiarEditar</text:p>
      <text:p text:style-name="P5"><text:span text:style-name="Source_20_Text">DB_NAME=sismos</text:span></text:p>
      <text:p text:style-name="P6"><text:span text:style-name="Source_20_Text">DB_USER=usuario_mysql</text:span></text:p>
      <text:p text:style-name="P6"><text:span text:style-name="Source_20_Text">DB_PASSWORD=clave_segura</text:span></text:p>
      <text:p text:style-name="P6"><text:span text:style-name="Source_20_Text">DB_HOST=localhost</text:span></text:p>
      <text:p text:style-name="P7"><text:span text:style-name="Source_20_Text">DB_PORT=3306</text:span></text:p>
      <text:p text:style-name="Horizontal_20_Line"/>
      <text:h text:style-name="Heading_20_3" text:outline-level="3">✅ 4. Configura <text:span text:style-name="Source_20_Text">settings.py</text:span> para usar MySQL y dotenv</text:h>
      <text:p text:style-name="Text_20_body">Edita <text:span text:style-name="Source_20_Text">sismo_project/settings.py</text:span>:</text:p>
      <text:p text:style-name="Preformatted_20_Text">python</text:p>
      <text:p text:style-name="Preformatted_20_Text">CopiarEditar</text:p>
      <text:p text:style-name="P5"><text:span text:style-name="Source_20_Text">import os</text:span></text:p>
      <text:p text:style-name="P6"><text:span text:style-name="Source_20_Text">from dotenv import load_dotenv</text:span></text:p>
      <text:p text:style-name="P6"><text:span text:style-name="Source_20_Text">load_dotenv()</text:span></text:p>
      <text:p text:style-name="P6"/>
      <text:p text:style-name="P6"><text:span text:style-name="Source_20_Text">DATABASES = {</text:span></text:p>
      <text:p text:style-name="P6"><text:span text:style-name="Source_20_Text"><text:s text:c="4"/>'default': {</text:span></text:p>
      <text:p text:style-name="P6"><text:span text:style-name="Source_20_Text"><text:s text:c="8"/>'ENGINE': 'django.db.backends.mysql',</text:span></text:p>
      <text:p text:style-name="P6"><text:span text:style-name="Source_20_Text"><text:s text:c="8"/>'NAME': os.getenv("DB_NAME"),</text:span></text:p>
      <text:p text:style-name="P6"><text:span text:style-name="Source_20_Text"><text:s text:c="8"/>'USER': os.getenv("DB_USER"),</text:span></text:p>
      <text:p text:style-name="P6"><text:span text:style-name="Source_20_Text"><text:s text:c="8"/>'PASSWORD': os.getenv("DB_PASSWORD"),</text:span></text:p>
      <text:p text:style-name="P6"><text:span text:style-name="Source_20_Text"><text:s text:c="8"/>'HOST': os.getenv("DB_HOST"),</text:span></text:p>
      <text:p text:style-name="P6"><text:span text:style-name="Source_20_Text"><text:s text:c="8"/>'PORT': os.getenv("DB_PORT", "3306"),</text:span></text:p>
      <text:p text:style-name="P6"><text:span text:style-name="Source_20_Text"><text:s text:c="8"/>'OPTIONS': {</text:span></text:p>
      <text:p text:style-name="P6"><text:span text:style-name="Source_20_Text"><text:s text:c="12"/>'init_command': "SET sql_mode='STRICT_TRANS_TABLES'",</text:span></text:p>
      <text:p text:style-name="P6"><text:span text:style-name="Source_20_Text"><text:s text:c="8"/>},</text:span></text:p>
      <text:p text:style-name="P6"><text:soft-page-break/><text:span text:style-name="Source_20_Text"><text:s text:c="4"/>}</text:span></text:p>
      <text:p text:style-name="P6"><text:span text:style-name="Source_20_Text">}</text:span></text:p>
      <text:p text:style-name="P6"/>
      <text:p text:style-name="P6"><text:span text:style-name="Source_20_Text">INSTALLED_APPS = [</text:span></text:p>
      <text:p text:style-name="P6"><text:span text:style-name="Source_20_Text"><text:s text:c="4"/>...</text:span></text:p>
      <text:p text:style-name="P6"><text:span text:style-name="Source_20_Text"><text:s text:c="4"/>'sismos',</text:span></text:p>
      <text:p text:style-name="P7"><text:span text:style-name="Source_20_Text">]</text:span></text:p>
      <text:p text:style-name="Horizontal_20_Line"/>
      <text:h text:style-name="Heading_20_3" text:outline-level="3">✅ 5. Crea la base de datos en MySQL</text:h>
      <text:p text:style-name="Text_20_body">Conéctate a MySQL y ejecuta:</text:p>
      <text:p text:style-name="Preformatted_20_Text">sql</text:p>
      <text:p text:style-name="Preformatted_20_Text">CopiarEditar</text:p>
      <text:p text:style-name="P9"><text:span text:style-name="Source_20_Text">CREATE DATABASE sismos CHARACTER SET utf8mb4 COLLATE utf8mb4_unicode_ci;</text:span></text:p>
      <text:p text:style-name="Horizontal_20_Line"/>
      <text:h text:style-name="Heading_20_3" text:outline-level="3">✅ 6. Corre migraciones y prueba el servidor</text:h>
      <text:p text:style-name="Preformatted_20_Text">bash</text:p>
      <text:p text:style-name="Preformatted_20_Text">CopiarEditar</text:p>
      <text:p text:style-name="P5"><text:span text:style-name="Source_20_Text">python manage.py makemigrations</text:span></text:p>
      <text:p text:style-name="P6"><text:span text:style-name="Source_20_Text">python manage.py migrate</text:span></text:p>
      <text:p text:style-name="P7"><text:span text:style-name="Source_20_Text">python manage.py runserver</text:span></text:p>
      <text:p text:style-name="Text_20_body">Deberías ver <text:span text:style-name="Source_20_Text">Django funcionando correctamente</text:span> en <text:a xlink:type="simple" xlink:href="http://127.0.0.1:8000/" office:target-frame-name="_new" xlink:show="replace" text:style-name="Internet_20_link" text:visited-style-name="Visited_20_Internet_20_Link">http://127.0.0.1:8000/</text:a></text:p>
      <text:p text:style-name="P7"><text:span text:style-name="Source_20_Text"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15:41:30.271251579</meta:creation-date>
    <dc:date>2025-06-20T01:48:18.961875200</dc:date>
    <meta:editing-duration>PT59M37S</meta:editing-duration>
    <meta:editing-cycles>1</meta:editing-cycles>
    <meta:document-statistic meta:table-count="0" meta:image-count="0" meta:object-count="0" meta:page-count="3" meta:paragraph-count="82" meta:word-count="390" meta:character-count="2758" meta:non-whitespace-character-count="2370"/>
    <meta:generator>LibreOffice/24.8.7.2$Linux_X86_64 LibreOffice_project/480$Build-2</meta:generator>
  </office:meta>
</office:document-meta>
</file>